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ourier New1" svg:font-family="&quot;Courier New1&quot;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automatic" style:repeat-content="false"/>
      <style:paragraph-properties fo:text-align="start" fo:margin-left="0cm"/>
      <style:text-properties style:font-name="Courier New1" style:font-name-asian="Courier New1" style:font-name-complex="Courier New1"/>
    </style:style>
    <style:style style:name="ce3" style:family="table-cell" style:parent-style-name="Default" style:data-style-name="N30">
      <style:text-properties style:font-name="Courier New1" style:font-name-asian="Courier New1" style:font-name-complex="Courier New1"/>
    </style:style>
    <style:style style:name="ce4" style:family="table-cell" style:parent-style-name="Default" style:data-style-name="N0">
      <style:text-properties style:font-name="Courier New1" style:font-name-asian="Courier New1" style:font-name-complex="Courier New1"/>
    </style:style>
    <style:style style:name="ce5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style:font-name="Courier New1" style:font-name-asian="Courier New1" style:font-name-complex="Courier New1"/>
    </style:style>
    <style:style style:name="ce6" style:family="table-cell" style:parent-style-name="Default" style:data-style-name="N30">
      <style:table-cell-properties style:vertical-align="automatic"/>
      <style:text-properties style:font-name="Courier New1" style:font-name-asian="Courier New1" style:font-name-complex="Courier New1"/>
    </style:style>
    <style:style style:name="ce7" style:family="table-cell" style:parent-style-name="Default" style:data-style-name="N30">
      <style:text-properties style:font-name="Courier New" style:font-name-asian="Courier New" style:font-name-complex="Courier New" style:font-family-generic="modern"/>
    </style:style>
    <style:style style:name="co1" style:family="table-column">
      <style:table-column-properties fo:break-before="auto" style:column-width="4.60375cm"/>
    </style:style>
    <style:style style:name="co2" style:family="table-column">
      <style:table-column-properties fo:break-before="auto" style:column-width="2.34597222222222cm"/>
    </style:style>
    <style:style style:name="co3" style:family="table-column">
      <style:table-column-properties fo:break-before="auto" style:column-width="5.344583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5.18583333333333cm"/>
    </style:style>
    <style:style style:name="co7" style:family="table-column">
      <style:table-column-properties fo:break-before="auto" style:column-width="5.45041666666667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4.15pt" style:use-optimal-row-height="true" fo:break-before="auto"/>
    </style:style>
    <style:style style:name="ro3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2" table:style-name="ta1">
        <table:table-column table:style-name="co1" table:default-cell-style-name="ce5"/>
        <table:table-column table:style-name="co2" table:default-cell-style-name="ce3"/>
        <table:table-column table:style-name="co3" table:default-cell-style-name="ce3"/>
        <table:table-column table:style-name="co4" table:number-columns-repeated="1020" table:default-cell-style-name="ce3"/>
        <table:table-column table:style-name="co5" table:default-cell-style-name="ce3"/>
        <table:table-column table:style-name="co5" table:number-columns-repeated="15360" table:default-cell-style-name="ce1"/>
        <table:table-row table:style-name="ro1">
          <table:table-cell office:value-type="string" table:style-name="ce2">
            <text:p>14015af49: <text:s/>E9-&gt;C3</text:p>
          </table:table-cell>
          <table:table-cell table:style-name="ce3"/>
          <table:table-cell office:value-type="string" table:style-name="ce3">
            <text:p>Disable Anti-cheat thread from starting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3fff020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haracter Init Param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042a790</text:p>
          </table:table-cell>
          <table:table-cell office:value-type="string" table:style-name="ce3">
            <text:p>String</text:p>
          </table:table-cell>
          <table:table-cell office:value-type="string" table:style-name="ce3">
            <text:p>BulletEmitter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0x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Position of cullcam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307d1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width of cullcam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30e5a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height of cullcam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53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 New Camera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60d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ShaderChangeMod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d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DiffuseMapChangeMod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d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SpecularMapChang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d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LightMapChang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PointLightTypeChangeMod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Chr_GiEnvLigh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Metalness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c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Roughness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f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Diffuse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f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DiffuseValueMul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f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nvMap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6e9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Map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Object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Chr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Sfx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Remo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6e96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ightShaft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734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minEquipWeight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97c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ActPntLifeTime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c31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Travel Items Lifetim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c31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ClientForLife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dd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GBufferDebug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4">
            <text:p>141d151c9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No Dead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a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Exterminat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b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Stamina 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c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Mp 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d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Arrow 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e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MagicQty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51d151cf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Hid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0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Silenc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1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Dead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2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Damag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3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Hit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4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Attack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5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Mov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6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Update AI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8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Omission Mode</text:p>
          </table:table-cell>
          <table:table-cell table:number-columns-repeated="16381"/>
        </table:table-row>
        <table:table-row table:style-name="ro1">
          <table:table-cell table:number-columns-repeated="3" table:style-name="ce4"/>
          <table:table-cell table:number-columns-repeated="16381"/>
        </table:table-row>
        <table:table-row table:style-name="ro1">
          <table:table-cell office:value-type="string" table:style-name="ce4">
            <text:p>141d151da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Debug Dash Switch Operation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b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Reload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3D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Compas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73D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Altimet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73D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Heading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1b2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able Menu</text:p>
          </table:table-cell>
          <table:table-cell table:number-columns-repeated="16381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c04cc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bgMenu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c04e2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System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office:value-type="string" table:style-name="ce2">
            <text:p>+8</text:p>
          </table:table-cell>
          <table:table-cell office:value-type="string" table:style-name="ce3">
            <text:p>taskitem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20</text:p>
          </table:table-cell>
          <table:table-cell office:value-type="string" table:style-name="ce3">
            <text:p>sysstep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58</text:p>
          </table:table-cell>
          <table:table-cell office:value-type="string" table:style-name="ce3">
            <text:p>taskitem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20</text:p>
          </table:table-cell>
          <table:table-cell office:value-type="string" table:style-name="ce3">
            <text:p>titlestep_forwin32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a0</text:p>
          </table:table-cell>
          <table:table-cell office:value-type="string" table:style-name="ce3">
            <text:p>ingamestep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38</text:p>
          </table:table-cell>
          <table:table-cell office:value-type="string" table:style-name="ce3">
            <text:p>taskitem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20</text:p>
          </table:table-cell>
          <table:table-cell office:value-type="string" table:style-name="ce3">
            <text:p>MoveMapStep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C04ED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HgManImp</text:p>
          </table:table-cell>
          <table:table-cell office:value-type="string" table:style-name="ce3">
            <text:p>0x86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FrpgEntityFactor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5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zDraw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6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zDraw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6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zDraw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7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zDraw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7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zDraw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8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zDraw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8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zDraw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6E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enuRen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6E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FrpgMovi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6F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2 floats, x y screen re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7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GameRen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76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GammaTe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76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olorBa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776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Sync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GameRend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3D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Water Height M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D7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elocity Map Display</text:p>
          </table:table-cell>
          <table:table-cell table:number-columns-repeated="16381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0x14130E660 = X, Y co-ords of display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73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User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84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Logger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84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erf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8f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NetworkProperties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90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SaveLoadMan</text:p>
          </table:table-cell>
          <table:table-cell office:value-type="string" table:style-name="ce3">
            <text:p>0x58</text:p>
          </table:table-cell>
          <table:table-cell table:number-columns-repeated="16382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eb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ad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ed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bgReportManImp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ee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MouseMan</text:p>
          </table:table-cell>
          <table:table-cell office:value-type="string" table:style-name="ce3">
            <text:p>0x5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Left button cli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econds L button he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A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Right button cli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C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econds R button he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Middle button cli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econds M button he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ointer X 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ointer Y pos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e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Window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3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creen Width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creen Heigh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6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LockMouseToWindow</text:p>
          </table:table-cell>
          <table:table-cell table:number-columns-repeated="16381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84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rfMan</text:p>
          </table:table-cell>
          <table:table-cell table:number-columns-repeated="16383"/>
        </table:table-row>
        <table:table-row table:number-rows-repeated="2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08878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rawEnvMan</text:p>
          </table:table-cell>
          <table:table-cell table:number-columns-repeated="16383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style-name="ce5"/>
          <table:table-cell table:number-columns-repeated="16383"/>
        </table:table-row>
        <table:table-row table:style-name="ro1">
          <table:table-cell office:value-type="string" table:style-name="ce2">
            <text:p>141d068f8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layDeleteManImp</text:p>
          </table:table-cell>
          <table:table-cell table:number-columns-repeated="16383"/>
        </table:table-row>
        <table:table-row table:number-rows-repeated="2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095a8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RenderTarget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a19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ameraMan</text:p>
          </table:table-cell>
          <table:table-cell office:value-type="string" table:style-name="ce3">
            <text:p>0x18</text:p>
          </table:table-cell>
          <table:table-cell table:number-columns-repeated="16382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a28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LRC_ChrCam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ac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Task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088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HavokManImp</text:p>
          </table:table-cell>
          <table:table-cell office:value-type="string" table:style-name="ce3">
            <text:p>0xC8</text:p>
          </table:table-cell>
          <table:table-cell table:number-columns-repeated="16382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978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apMakerImp</text:p>
          </table:table-cell>
          <table:table-cell office:value-type="string" table:style-name="ce3">
            <text:p>0x160</text:p>
          </table:table-cell>
          <table:table-cell table:number-columns-repeated="16382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a280</text:p>
          </table:table-cell>
          <table:table-cell office:value-type="string" table:style-name="ce3">
            <text:p>0xD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hr Cam</text:p>
          </table:table-cell>
          <table:table-cell office:value-type="string" table:style-name="ce3">
            <text:p>(byte_141D0A288 = 1 when ptr = 0 ? )</text:p>
          </table:table-cell>
          <table:table-cell table:number-columns-repeated="16382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ac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Task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d98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Remo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4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0E1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GameMan</text:p>
          </table:table-cell>
          <table:table-cell office:value-type="string" table:style-name="ce3">
            <text:p>0xD6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19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WarpNextStag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1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MapUid_Area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MapUid_Wor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pUid_Poin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2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iniBlockIndex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etSummonedPo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AA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aveSlo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3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nfire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3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Tutorial_en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3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SetTutorialSummoned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3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SaveRequest_Profil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4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SaveRequest_1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4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SaveRequest_2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4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RequestToEnding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7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SaveMod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7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FpsDisconnec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7D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OnlineMod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7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TitleStar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91</text:p>
          </table:table-cell>
          <table:table-cell table:style-name="ce3"/>
          <table:table-cell office:value-type="string" table:style-name="ce3">
            <text:p>IsMatchingKeyboardClien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93</text:p>
          </table:table-cell>
          <table:table-cell table:style-name="ce3"/>
          <table:table-cell office:value-type="string" table:style-name="ce3">
            <text:p>IsIgnoreLeaveMessages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style-name="ce3"/>
          <table:table-cell office:value-type="string" table:style-name="ce3">
            <text:p>(CT = Checksum Tampering)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9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T Update Enable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97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NoInpu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A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X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A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Y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A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Zpo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B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Facing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CC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artyMemberInfo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3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the Map Model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3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the row hi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3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the height hi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3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T Level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3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T Magic 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3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IsDisableAllAreaEn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4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IsDisableAllAreaEve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41</text:p>
          </table:table-cell>
          <table:table-cell table:style-name="ce3"/>
          <table:table-cell office:value-type="string" table:style-name="ce3">
            <text:p>bIsDisableAllAreaM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42</text:p>
          </table:table-cell>
          <table:table-cell table:style-name="ce3"/>
          <table:table-cell office:value-type="string" table:style-name="ce3">
            <text:p>bIsDisableAllAreaObjec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43</text:p>
          </table:table-cell>
          <table:table-cell table:style-name="ce3"/>
          <table:table-cell office:value-type="string" table:style-name="ce3">
            <text:p>bIsEnableAllAreaObj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44</text:p>
          </table:table-cell>
          <table:table-cell table:style-name="ce3"/>
          <table:table-cell office:value-type="string" table:style-name="ce3">
            <text:p>bIsEnableAllAreaObjBreak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4A</text:p>
          </table:table-cell>
          <table:table-cell table:style-name="ce3"/>
          <table:table-cell office:value-type="string" table:style-name="ce3">
            <text:p>bIsAutoMapWarpMode</text:p>
          </table:table-cell>
          <table:table-cell table:number-columns-repeated="16381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217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EneDatManImp</text:p>
          </table:table-cell>
          <table:table-cell office:value-type="string" table:style-name="ce3">
            <text:p>0x268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51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ChrManDbg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table:number-columns-repeated="3" table:style-name="ce4"/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43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apItem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Number of Item Bag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last item dropp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first item droppe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C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bgDispDropItem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ItemBag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0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next item bag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previous item bag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D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bag's position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4a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ActPntManImp</text:p>
          </table:table-cell>
          <table:table-cell office:value-type="string" table:style-name="ce3">
            <text:p>0x84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LockTgtManI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3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DbgDispActPnt</text:p>
          </table:table-cell>
          <table:table-cell table:number-columns-repeated="16381"/>
        </table:table-row>
        <table:table-row table:number-rows-repeated="6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4a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LockTgtMan</text:p>
          </table:table-cell>
          <table:table-cell office:value-type="string" table:style-name="ce3">
            <text:p>0x158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143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Target Lo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56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DbgDispLockTgt</text:p>
          </table:table-cell>
          <table:table-cell table:number-columns-repeated="16381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51b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ChrManImp</text:p>
          </table:table-cell>
          <table:table-cell office:value-type="string" table:style-name="ce3">
            <text:p>0x1F3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0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Class pointe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LockTgtMan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InfoOwne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BlockInfo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BlockCh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6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player's PlayerIn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A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Number of maps load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A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first loaded m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B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second loaded m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B8</text:p>
          </table:table-cell>
          <table:table-cell office:value-type="string" table:style-name="ce3">
            <text:p>intptr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C0</text:p>
          </table:table-cell>
          <table:table-cell office:value-type="string" table:style-name="ce3">
            <text:p>intptr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1d3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MapManImp</text:p>
          </table:table-cell>
          <table:table-cell office:value-type="string" table:style-name="ce3">
            <text:p>0xF2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1de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ObjMan</text:p>
          </table:table-cell>
          <table:table-cell office:value-type="string" table:style-name="ce3">
            <text:p>0x273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ount of area obj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first area obj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3b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mgHitRecord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3c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office:value-type="string" table:style-name="ce3">
            <text:p>At least 0x228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2">
            <text:p>Damage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ebug Ball Displa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ebugInformationDispla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4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mgHitRecordManImp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3c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ieldArea</text:p>
          </table:table-cell>
          <table:table-cell office:value-type="string" table:style-name="ce3">
            <text:p>0x120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42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WorldHitManImp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6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7e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Bullet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81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SoundManImp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 Area Sound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89a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TalkManImpl</text:p>
          </table:table-cell>
          <table:table-cell office:value-type="string" table:style-name="ce3">
            <text:p>0xC9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189b8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rpgEventActManImp</text:p>
          </table:table-cell>
          <table:table-cell table:number-columns-repeated="16383"/>
        </table:table-row>
        <table:table-row table:number-rows-repeated="2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1ac08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sMan</text:p>
          </table:table-cell>
          <table:table-cell table:number-columns-repeated="16383"/>
        </table:table-row>
        <table:table-row table:number-rows-repeated="2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1ae2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lverMan</text:p>
          </table:table-cell>
          <table:table-cell table:number-columns-repeated="16383"/>
        </table:table-row>
        <table:table-row table:number-rows-repeated="2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1a37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SessionManager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ae9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sbMan</text:p>
          </table:table-cell>
          <table:table-cell office:value-type="string" table:style-name="ce3">
            <text:p>0x30 (?)</text:p>
          </table:table-cell>
          <table:table-cell table:number-columns-repeated="16382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af1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sp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01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cm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09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aramMan</text:p>
          </table:table-cell>
          <table:table-cell office:value-type="string" table:style-name="ce3">
            <text:p>0x30 (?)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aramResCap Arra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(Outside orig strucutre)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(Redo within array bounds)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4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quipParamGood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A4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CharaInitParam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aramResCap Array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s_LightBank ParamResC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1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LensFlareBank ParamResC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RagdollParam PRC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2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ToneMapBank PRC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3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ObjActParam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4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QwcJudg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6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Light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6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Fog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7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LightScattering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7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_Light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8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efault_EnemyBehavior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9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_Shadow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A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quipParamWeapon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C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_1_ToneCorrect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D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ReinforceParamProtector</text:p>
          </table:table-cell>
          <table:table-cell table:number-columns-repeated="16381"/>
        </table:table-row>
        <table:table-row table:number-rows-repeated="5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36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SoloParamMan</text:p>
          </table:table-cell>
          <table:table-cell office:value-type="string" table:style-name="ce3">
            <text:p>0xB10</text:p>
          </table:table-cell>
          <table:table-cell table:number-columns-repeated="16382"/>
        </table:table-row>
        <table:table-row table:number-rows-repeated="4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44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Lua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55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EsdMan</text:p>
          </table:table-cell>
          <table:table-cell office:value-type="string" table:style-name="ce3">
            <text:p>0x28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74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sgMan</text:p>
          </table:table-cell>
          <table:table-cell office:value-type="string" table:style-name="ce3">
            <text:p>0x302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3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ialog Msg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4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System Msg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75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sgTagManImp</text:p>
          </table:table-cell>
          <table:table-cell office:value-type="string" table:style-name="ce3">
            <text:p>0xeef8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cda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Tex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ptr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5"/>
          <table:table-cell office:value-type="string" table:style-name="ce3">
            <text:p>+0x0078</text:p>
          </table:table-cell>
          <table:table-cell office:value-type="string" table:style-name="ce3">
            <text:p>AVTexHdlResCap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AVTexHdlResCap</text:p>
          </table:table-cell>
          <table:table-cell office:value-type="string" table:style-name="ce3">
            <text:p>0x9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texture name, 0x38 unicod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AVTpfResCap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e4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ileMan</text:p>
          </table:table-cell>
          <table:table-cell office:value-type="string" table:style-name="ce3">
            <text:p>0x17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6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LResourceFileLoadEventQueu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4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OError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69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bgDispNowLoading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f87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AiManImpl</text:p>
          </table:table-cell>
          <table:table-cell office:value-type="string" table:style-name="ce3">
            <text:p>0x18A0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454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amageDirIndicator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4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5D4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LRuntimeClassImpl_FrpgMenuDlgLogo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616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enuMan</text:p>
          </table:table-cell>
          <table:table-cell office:value-type="string" table:style-name="ce3">
            <text:p>0x114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2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on curso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D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only la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Disp 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only registere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3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ventory Menu stat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GenDialogStat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F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creenPreview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0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extEffec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C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_Inven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DropRet_Inven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_InvenSlo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ventory_PageStat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_SortInven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22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Tab_Typ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2E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nable Front En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80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alk Msg 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0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con Enabl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81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Msg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83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unVisibleTim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3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Equip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4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Equip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4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Durabilit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4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Quantit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A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GenDlgValue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B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LastTalk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E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sShopTestEnabl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E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LineupStart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E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LineupEnd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F7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GetSaveMapName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05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Name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5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Gauge enabl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5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My Damag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5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Net Damag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06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Name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6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Gauge enabl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6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My Damag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7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Net Damag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08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 Equip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8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 Equip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8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 Durabilit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0E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tartTab AnimPlaySpe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E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sShopEquipFaceMaking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1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PadDeviceReplacementRequest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38b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ade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78f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GameData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TrophyEquipData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layerGame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5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layerOption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Qwc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learCou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7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learStat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8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KillBlackGhos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A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laytime in m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B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itDeathStat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B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eathPenaltySkip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7b3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aceGen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141d27d6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FrpgNetManImp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6"/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PlayerGameData</text:p>
          </table:table-cell>
          <table:table-cell office:value-type="string" table:style-name="ce3">
            <text:p>0x66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layer Numbe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H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xH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aseMaxH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x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aseMax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xS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aseMaxSP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4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Vitalit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4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Attunemen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5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nduranc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5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trength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6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Dexterit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6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telligenc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aith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Luck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8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Humanity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08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Resistance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9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oul Level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09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ouls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A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hrType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CA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Gender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C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Lvl</text:p>
          </table:table-cell>
          <table:table-cell office:value-type="string" table:style-name="ce3">
            <text:p>??</text:p>
          </table:table-cell>
          <table:table-cell table:number-columns-repeated="1638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C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Archetype</text:p>
          </table:table-cell>
          <table:table-cell office:value-type="string" table:style-name="ce3">
            <text:p>??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+0x00C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Appearance</text:p>
          </table:table-cell>
          <table:table-cell office:value-type="string" table:style-name="ce3">
            <text:p>??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+0x00D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Gif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D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ultiplayCou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D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oOpSuccessCou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D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hiefInvadePlaySuccessCou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E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layerRank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F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unty Ranking Poi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F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zarisRankingPoi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F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ggSoul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0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oison Resi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0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leed Resi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0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oxic Resi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0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urse Resis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1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ovena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Face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Hair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6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HairEyesColo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7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urse Level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nvade Typ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38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Hea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8C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Che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9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Wai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9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Arm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9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Leg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41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quipMagic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43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quipGame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45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GestureEquip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46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layerGame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4A0</text:p>
          </table:table-cell>
          <table:table-cell office:value-type="string" table:style-name="ce3">
            <text:p>FaceData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56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RepositoryData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56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GestureGame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60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enuRefSpecialEffec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6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UseConsumeInvadeTyp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layerOptio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ameraSpeedX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9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ibration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A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rightnes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B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ound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olumeBGM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D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olumeSFX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olumeVoic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loo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ubtitle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how Hu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UI Scal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amera Reverse X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amera Reverse 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Auto Lockon</text:p>
          </table:table-cell>
          <table:table-cell table:number-columns-repeated="16381"/>
        </table:table-row>
        <table:table-row table:number-rows-repeated="4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4f7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141322090</text:p>
          </table:table-cell>
          <table:table-cell office:value-type="string" table:style-name="ce3">
            <text:p>DLRuntimeClassImpl</text:p>
          </table:table-cell>
          <table:table-cell table:number-columns-repeated="16382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lass PlayerI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PlayerI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ChrI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FieldInsBase</text:p>
          </table:table-cell>
          <table:table-cell table:number-columns-repeated="1023" table:style-name="ce3"/>
          <table:table-cell table:number-columns-repeated="15360"/>
        </table:table-row>
        <table:table-row table:number-rows-repeated="4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lass AreaInfoOwner</text:p>
          </table:table-cell>
          <table:table-cell office:value-type="string" table:style-name="ce3">
            <text:p>0x5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ChrCtrl</text:p>
          </table:table-cell>
          <table:table-cell office:value-type="string" table:style-name="ce3">
            <text:p>0x30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ChrManipulator</text:p>
          </table:table-cell>
          <table:table-cell office:value-type="string" table:style-name="ce3">
            <text:p>0x23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EnemyCtrl</text:p>
          </table:table-cell>
          <table:table-cell office:value-type="string" table:style-name="ce3">
            <text:p>0x35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FrpgModel</text:p>
          </table:table-cell>
          <table:table-cell office:value-type="string" table:style-name="ce3">
            <text:p>0x11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FrpgRegion</text:p>
          </table:table-cell>
          <table:table-cell office:value-type="string" table:style-name="ce3">
            <text:p>0x5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GameMan</text:p>
          </table:table-cell>
          <table:table-cell office:value-type="string" table:style-name="ce3">
            <text:p>0xD6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MapItemManImpl</text:p>
          </table:table-cell>
          <table:table-cell office:value-type="string" table:style-name="ce3">
            <text:p>0xD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PlayerCtrl</text:p>
          </table:table-cell>
          <table:table-cell office:value-type="string" table:style-name="ce3">
            <text:p>0x37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AreaChr</text:p>
          </table:table-cell>
          <table:table-cell office:value-type="string" table:style-name="ce3">
            <text:p>0x2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AreaInfo</text:p>
          </table:table-cell>
          <table:table-cell office:value-type="string" table:style-name="ce3">
            <text:p>0x4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BlockChr</text:p>
          </table:table-cell>
          <table:table-cell office:value-type="string" table:style-name="ce3">
            <text:p>0xE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BlockInfo</text:p>
          </table:table-cell>
          <table:table-cell office:value-type="string" table:style-name="ce3">
            <text:p>0x7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ChrManImp</text:p>
          </table:table-cell>
          <table:table-cell office:value-type="string" table:style-name="ce3">
            <text:p>0x1F3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InfoOwner</text:p>
          </table:table-cell>
          <table:table-cell office:value-type="string" table:style-name="ce3">
            <text:p>0x58A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Res</text:p>
          </table:table-cell>
          <table:table-cell office:value-type="string" table:style-name="ce3">
            <text:p>0x58A0</text:p>
          </table:table-cell>
          <table:table-cell table:number-columns-repeated="16382"/>
        </table:table-row>
        <table:table-row table:number-rows-repeated="1047762" table:style-name="ro2">
          <table:table-cell table:number-columns-repeated="16384"/>
        </table:table-row>
      </table:table>
      <table:table table:name="Functions" table:style-name="ta2">
        <table:table-column table:style-name="co6" table:default-cell-style-name="ce7"/>
        <table:table-column table:style-name="co7" table:default-cell-style-name="ce7"/>
        <table:table-column table:style-name="co5" table:number-columns-repeated="1022" table:default-cell-style-name="ce7"/>
        <table:table-column table:style-name="co5" table:number-columns-repeated="15360" table:default-cell-style-name="ce1"/>
        <table:table-row table:style-name="ro3">
          <table:table-cell office:value-type="string" table:style-name="ce7">
            <text:p>HGTextureEntity_New</text:p>
          </table:table-cell>
          <table:table-cell office:value-type="string" table:style-name="ce7">
            <text:p>1411b7b40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PadDevice_New</text:p>
          </table:table-cell>
          <table:table-cell office:value-type="string" table:style-name="ce7">
            <text:p>140e22660</text:p>
          </table:table-cell>
          <table:table-cell table:number-columns-repeated="16382"/>
        </table:table-row>
        <table:table-row table:number-rows-repeated="104857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ourier New1" svg:font-family="&quot;Courier New1&quot;"/>
    <style:font-face style:name="Courier New" svg:font-family="&quot;Courier New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126</meta:generator>
    <dc:creator>Hatland, Lane</dc:creator>
    <meta:creation-date>2018-07-03T01:49:34Z</meta:creation-date>
    <dc:date>2019-05-23T07:15:53Z</dc:date>
    <meta:editing-cycles>40</meta:editing-cycles>
    <meta:editing-duration>PT14966S</meta:editing-duration>
  </office:meta>
</office:document-meta>
</file>